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de POO-Java</text:p>
      <text:p text:style-name="Subtitle"><text:date style:data-style-name="N37" text:date-value="2014-11-07T16:10:40.72" text:fixed="true">07/11/14</text:date>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2">Présentation générale<text:tab/>2</text:p>
          <text:p text:style-name="P2">Contraintes techniques<text:tab/>3</text:p>
          <text:p text:style-name="P2">Livraison du projet et soutenance<text:tab/>4</text:p>
        </text:index-body>
      </text:table-of-content>
      <text:p text:style-name="Text_20_body"/>
      <text:h text:style-name="Heading_20_1" text:outline-level="1">Présentation générale</text:h>
      <text:p text:style-name="Text_20_body">Détails du chapitre.</text:p>
      <text:h text:style-name="Heading_20_1" text:outline-level="1">Contraintes techniques</text:h>
      <text:p text:style-name="Text_20_body">Détails du chapitre.</text:p>
      <text:h text:style-name="Heading_20_1" text:outline-level="1">Livraison du projet et soutenance</text:h>
      <text:p text:style-name="Text_20_body">Détails du chapit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 style:master-page-name="">
      <style:paragraph-properties fo:margin-top="7.421cm" fo:margin-bottom="0.21cm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42cm" fo:margin-bottom="5.211cm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file-name text:display="name-and-extension">exemple_fichier_ttx_odt.odt</text:file-name><text:tab/>p. <text:page-number text:select-page="current">4</text:page-number> / <text:page-count>4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1-07T16:10:03.42</meta:creation-date>
    <dc:date>2014-11-07T16:16:07.12</dc:date>
    <meta:editing-duration>PT6M3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4" meta:paragraph-count="13" meta:word-count="40" meta:character-count="288"/>
  </office:meta>
</office:document-meta>
</file>